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1F40000012C2AEE1757DB6C1D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9.829cm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4.253cm" style:use-optimal-column-width="false"/>
    </style:style>
    <style:style style:name="co2" style:family="table-column">
      <style:table-column-properties style:column-width="4.257cm" style:use-optimal-column-width="false"/>
    </style:style>
    <style:style style:name="ro1" style:family="table-row">
      <style:table-row-properties style:row-height="1.64cm" style:use-optimal-row-height="false"/>
    </style:style>
    <style:style style:name="ro2" style:family="table-row">
      <style:table-row-properties style:row-height="1.641cm" style:use-optimal-row-height="fals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complex="10pt"/>
    </style:style>
    <style:style style:name="T3" style:family="text">
      <style:text-properties fo:font-weight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5.715cm" svg:x="1cm" svg:y="12.43cm">
          <draw:text-box>
            <text:p><text:span text:style-name="T1">${Push key:“data“, value:[</text:span><text:span text:style-name="T1"><text:line-break/></text:span><text:span text:style-name="T1"> <text:s/>{firstName: „Hans“, lastName:“Müller“, birthDate:“1975-10-02“},</text:span><text:span text:style-name="T1"><text:line-break/></text:span><text:span text:style-name="T1"> <text:s/>{firstName: „Johanna“, lastName:“Sommer“, birthDate:“2001-12-05“},</text:span><text:span text:style-name="T1"><text:line-break/></text:span><text:span text:style-name="T1"> <text:s/>{firstName: „Helene“, lastName:“Fischer“, birthDate:“2013-02-02“}</text:span><text:span text:style-name="T1"><text:line-break/></text:span><text:span text:style-name="T1">]}</text:span></text:p>
            <text:p><text:span text:style-name="T2">${Alias key:“b“, replaceKey:“For“, attributes:{$value:“data“, $as:“person“, tablerow: [1,2], findParentTable:true}}</text:span></text:p>
            <text:p><text:span text:style-name="T2">${Alias key:“e“, replaceKey:“EndFor“}</text:span></text:p>
          </draw:text-box>
        </draw:frame>
        <draw:custom-shape draw:style-name="gr2" draw:text-style-name="P3" draw:layer="layout" svg:width="14.605cm" svg:height="4.445cm" svg:x="4.175cm" svg:y="6.715cm">
          <text:p text:style-name="P2"><text:span text:style-name="T1">${For value:[“A”, “B”], $as:”item”}</text:span></text:p>
          <text:p text:style-name="P2">${$item}</text:p>
          <text:p text:style-name="P2">${EndFor}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015cm" svg:height="4.92cm" svg:x="2.399cm" svg:y="18.3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<text:span text:style-name="T3">No</text:span></text:p>
                <text:p><text:span text:style-name="T3">${b}${e}</text:span></text:p>
              </table:table-cell>
              <table:table-cell>
                <text:p><text:span text:style-name="T3">First Name</text:span></text:p>
              </table:table-cell>
              <table:table-cell>
                <text:p><text:span text:style-name="T3">Last Name</text:span></text:p>
              </table:table-cell>
              <table:table-cell>
                <text:p><text:span text:style-name="T3">Birth Date</text:span></text:p>
              </table:table-cell>
            </table:table-row>
            <table:table-row table:style-name="ro1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  <table:table-row table:style-name="ro2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${Image name:&quot;smile.png&quot;,title:&quot;Smile&quot;, keepWidth:false, $resource:&quot;image&quot;}" draw:style-name="gr4" draw:text-style-name="P4" draw:layer="layout" svg:width="4.232cm" svg:height="2.539cm" svg:x="12.705cm" svg:y="1.866cm">
          <draw:image xlink:href="Pictures/10000001000001F40000012C2AEE1757DB6C1D2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Dream" draw:display-name="Pastel Dream" draw:style="rectangular" draw:cx="50%" draw:cy="50%" draw:start-color="#ffd7d7" draw:end-color="#b4c7dc" draw:start-intensity="100%" draw:end-intensity="100%" draw:angle="45deg" draw:border="0%">
      <loext:gradient-stop svg:offset="0" loext:color-type="rgb" loext:color-value="#ffd7d7"/>
      <loext:gradient-stop svg:offset="1" loext:color-type="rgb" loext:color-value="#b4c7d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Pastel_20_Dream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3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06:52:50.524000000</meta:creation-date>
    <dc:date>2025-03-01T11:10:04.224000000</dc:date>
    <meta:editing-duration>PT38M57S</meta:editing-duration>
    <meta:editing-cycles>11</meta:editing-cycles>
    <meta:generator>LibreOffice/7.6.2.1$Windows_X86_64 LibreOffice_project/56f7684011345957bbf33a7ee678afaf4d2ba333</meta:generator>
    <meta:document-statistic meta:object-count="4"/>
  </office:meta>
</office:document-meta>
</file>